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ce style:name="Cantarell1" svg:font-family="Cantarell" style:font-pitch="variable"/>
    <style:font-face style:name="Courier Prime" svg:font-family="'Courier Prime'" style:font-pitch="fixed"/>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exMaths Symbols" svg:font-family="'TexMaths Symbols'" style:font-pitch="variable"/>
    <style:font-face style:name="TexMaths Symbols1" svg:font-family="'TexMaths Symbol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cm" svg:stroke-color="#dfdf86" draw:fill="solid" draw:fill-color="#ffffa6" draw:textarea-horizontal-align="center" draw:textarea-vertical-align="middle" draw:auto-grow-height="true" draw:auto-grow-width="true" draw:fit-to-size="false" style:shrink-to-fit="false" fo:padding-top="0.05cm" fo:padding-bottom="0.05cm" fo:padding-left="0.05cm" fo:padding-right="0.05cm" fo:wrap-option="no-wrap" loext:decorative="false"/>
      <style:paragraph-properties style:writing-mode="lr-tb"/>
    </style:style>
    <style:style style:name="pr1" style:family="presentation" style:parent-style-name="Default-subtitle">
      <style:graphic-properties draw:fill-color="#ffffff" draw:textarea-horizontal-align="right" fo:min-height="12.19cm" loext:decorative="false"/>
      <style:paragraph-properties style:writing-mode="lr-tb"/>
    </style:style>
    <style:style style:name="pr2" style:family="presentation" style:parent-style-name="Default-notes">
      <style:graphic-properties draw:fill-color="#ffffff" draw:auto-grow-height="false" fo:min-height="12.573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textarea-horizontal-align="left" fo:min-height="8.88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text-properties style:font-name="Courier Prime" fo:font-size="40pt" fo:font-weight="normal" style:font-size-asian="40pt" style:font-weight-asian="normal" style:font-size-complex="40pt" style:font-weight-complex="normal"/>
    </style:style>
    <style:style style:name="P3" style:family="paragraph">
      <loext:graphic-properties draw:fill-color="#ffffff"/>
      <style:text-properties fo:language="en" fo:country="IN"/>
    </style:style>
    <style:style style:name="P4" style:family="paragraph">
      <style:text-properties style:font-name="Courier Prime" fo:font-size="28pt" fo:language="en" fo:country="IN" style:font-size-asian="28pt" style:font-size-complex="28pt"/>
    </style:style>
    <style:style style:name="P5" style:family="paragraph">
      <style:text-properties style:font-name="Cantarell1" fo:font-size="16pt" fo:language="en" fo:country="IN" style:font-size-asian="16pt" style:font-size-complex="16pt"/>
    </style:style>
    <style:style style:name="P6" style:family="paragraph">
      <style:paragraph-properties fo:text-align="center"/>
      <style:text-properties fo:color="#000000" loext:opacity="100%" fo:font-size="10pt"/>
    </style:style>
    <style:style style:name="P7" style:family="paragraph">
      <loext:graphic-properties draw:fill="solid" draw:fill-color="#ffffa6"/>
      <style:paragraph-properties fo:text-align="center"/>
      <style:text-properties fo:color="#000000" loext:opacity="100%" fo:font-size="10pt"/>
    </style:style>
    <style:style style:name="P8" style:family="paragraph">
      <style:paragraph-properties fo:margin-left="0cm" fo:margin-right="0cm" fo:margin-top="0.5cm" fo:margin-bottom="0cm" fo:text-align="start" fo:text-indent="0cm"/>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5cm" fo:margin-bottom="0cm" fo:text-align="center" fo:text-indent="0cm"/>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P10" style:family="paragraph">
      <style:paragraph-properties fo:text-align="start"/>
      <style:text-properties style:font-name="Cantarell1" fo:font-size="16pt" style:font-size-asian="16pt" style:font-size-complex="16pt"/>
    </style:style>
    <style:style style:name="P11" style:family="paragraph">
      <style:text-properties style:font-name="Courier Prime" fo:font-size="28pt" style:font-size-asian="28pt" style:font-size-complex="28pt"/>
    </style:style>
    <style:style style:name="P12" style:family="paragraph">
      <loext:graphic-properties draw:fill-color="#ffffff"/>
    </style:style>
    <style:style style:name="T1" style:family="text">
      <style:text-properties style:font-name="Courier Prime" fo:font-size="40pt" fo:font-weight="normal" style:font-size-asian="40pt" style:font-weight-asian="normal" style:font-size-complex="40pt" style:font-weight-complex="normal"/>
    </style:style>
    <style:style style:name="T2" style:family="text">
      <style:text-properties style:font-name="Cantarell1" fo:font-size="22pt" fo:font-weight="normal" style:font-size-asian="22pt" style:font-weight-asian="normal" style:font-size-complex="22pt" style:font-weight-complex="normal"/>
    </style:style>
    <style:style style:name="T3" style:family="text">
      <style:text-properties style:font-name="Courier Prime" fo:font-size="28pt" fo:language="en" fo:country="IN" style:font-size-asian="28pt" style:font-size-complex="28pt"/>
    </style:style>
    <style:style style:name="T4" style:family="text">
      <style:text-properties style:font-name="Cantarell1" fo:font-size="16pt" fo:language="en" fo:country="IN" style:font-size-asian="16pt" style:font-size-complex="16pt"/>
    </style:style>
    <style:style style:name="T5" style:family="text">
      <style:text-properties style:font-name="Cantarell1" fo:font-size="16pt" style:font-size-asian="16pt" style:font-size-complex="16pt"/>
    </style:style>
    <style:style style:name="T6" style:family="text">
      <style:text-properties style:font-name="TexMaths Symbols1" fo:font-size="16pt" fo:font-style="normal" style:text-underline-style="none" fo:font-weight="normal" style:font-name-asian="TexMaths Symbols1" style:font-size-asian="16pt" style:font-style-asian="normal" style:font-weight-asian="normal" style:font-name-complex="TexMaths Symbols1" style:font-size-complex="16pt" style:font-style-complex="normal" style:font-weight-complex="normal"/>
    </style:style>
    <style:style style:name="T7" style:family="text">
      <style:text-properties style:text-position="sub 58%" style:font-name="TexMaths Symbols1" fo:font-size="16pt" fo:font-style="normal" style:text-underline-style="none" fo:font-weight="normal" style:font-name-asian="TexMaths Symbols1" style:font-size-asian="16pt" style:font-style-asian="normal" style:font-weight-asian="normal" style:font-name-complex="TexMaths Symbols1" style:font-size-complex="16pt" style:font-style-complex="normal" style:font-weight-complex="normal"/>
    </style:style>
    <style:style style:name="T8" style:family="text">
      <style:text-properties style:text-position="0% 100%" style:font-name="TexMaths Symbols1" fo:font-size="16pt" fo:font-style="normal" style:text-underline-style="none" fo:font-weight="normal" style:font-name-asian="TexMaths Symbols1" style:font-size-asian="16pt" style:font-style-asian="normal" style:font-weight-asian="normal" style:font-name-complex="TexMaths Symbols1" style:font-size-complex="16pt" style:font-style-complex="normal" style:font-weight-complex="normal"/>
    </style:style>
    <style:style style:name="T9" style:family="text">
      <style:text-properties style:font-name="Cantarell" fo:font-size="16pt" fo:font-style="normal" style:text-underline-style="none" fo:font-weight="normal" style:font-name-asian="Cantarell" style:font-size-asian="16pt" style:font-style-asian="normal" style:font-weight-asian="normal" style:font-name-complex="Cantarell" style:font-size-complex="16pt" style:font-style-complex="normal" style:font-weight-complex="normal"/>
    </style:style>
    <style:style style:name="T10" style:family="text">
      <style:text-properties style:font-name="TexMaths Symbols" fo:font-size="16pt" style:font-size-asian="16pt" style:font-size-complex="16pt"/>
    </style:style>
    <style:style style:name="T11" style:family="text">
      <style:text-properties style:font-name="TexMaths Symbols" fo:font-size="16pt" fo:font-style="normal" style:text-underline-style="none" fo:font-weight="normal" style:font-name-asian="TexMaths Symbols1" style:font-size-asian="16pt" style:font-style-asian="normal" style:font-weight-asian="normal" style:font-name-complex="TexMaths Symbols1" style:font-size-complex="16pt" style:font-style-complex="normal" style:font-weight-complex="normal"/>
    </style:style>
    <style:style style:name="T12" style:family="text">
      <style:text-properties style:font-name="TexMaths Symbols" fo:font-size="16pt"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style:font-name="Cantarell1" fo:font-size="16pt"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style:text-position="0% 100%" style:font-name="Cantarell1" fo:font-size="16pt" fo:font-style="normal" style:text-underline-style="none" fo:font-weight="normal" style:font-name-asian="TexMaths Symbols1" style:font-size-asian="16pt" style:font-style-asian="normal" style:font-weight-asian="normal" style:font-name-complex="TexMaths Symbols1" style:font-size-complex="16pt" style:font-style-complex="normal" style:font-weight-complex="normal"/>
    </style:style>
    <style:style style:name="T15" style:family="text">
      <style:text-properties style:font-name="Courier Prime" fo:font-size="28pt" style:font-size-asian="28pt" style:font-size-complex="2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presentation:user-transformed="true">
          <draw:text-box>
            <text:p text:style-name="P1"><text:span text:style-name="T1">Graphics Programming</text:span></text:p>
            <text:p text:style-name="P1"><text:span text:style-name="T1">Rendering</text:span></text:p>
            <text:p text:style-name="P1"><text:span text:style-name="T1"/></text:p>
            <text:p text:style-name="P1"><text:span text:style-name="T2">Harsh Sarkar</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draw:text-box>
            <text:p><text:span text:style-name="T3">Introduction</text:span></text:p>
          </draw:text-box>
        </draw:frame>
        <draw:frame presentation:style-name="pr4" draw:text-style-name="P5" draw:layer="layout" svg:width="25.199cm" svg:height="9.134cm" svg:x="1.4cm" svg:y="3.685cm" presentation:class="outline">
          <draw:text-box>
            <text:list text:style-name="L2">
              <text:list-item>
                <text:p><text:span text:style-name="T4">Rendering is the process of producing realistic pictures. Rendering involves both physics and psychology.</text:span></text:p>
              </text:list-item>
              <text:list-item>
                <text:p><text:span text:style-name="T4">Illumination is one way of creating realistic pictures. When light falls on a surface, it can be absorbed, reflected or transmitted.</text:span></text:p>
              </text:list-item>
              <text:list-item>
                <text:p><text:span text:style-name="T4">Illumination models to </text:span></text:p>
              </text:list-item>
            </text:list>
          </draw:text-box>
        </draw:frame>
        <presentation:notes draw:style-name="dp2">
          <draw:page-thumbnail draw:style-name="gr1"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officeooo:annotation svg:x="0cm" svg:y="0cm" svg:width="0.396cm" svg:height="0.496cm">
          <dc:date>2025-05-10T12:04:25</dc:date>
          <text:p>Insert pictures to show image formation in human eye (physics) and Mach band effect (psychology).</text:p>
        </officeooo:annotation>
      </draw:page>
      <draw:page draw:name="page3" draw:style-name="dp1" draw:master-page-name="Default" presentation:presentation-page-layout-name="AL2T1">
        <draw:frame presentation:style-name="pr3" draw:text-style-name="P4" draw:layer="layout" svg:width="25.199cm" svg:height="2.629cm" svg:x="1.4cm" svg:y="0.628cm" presentation:class="title">
          <draw:text-box>
            <text:p><text:span text:style-name="T3">Illumination models</text:span></text:p>
          </draw:text-box>
        </draw:frame>
        <draw:frame presentation:style-name="pr4" draw:text-style-name="P5" draw:layer="layout" svg:width="25.199cm" svg:height="9.134cm" svg:x="1.4cm" svg:y="3.685cm" presentation:class="outline">
          <draw:text-box>
            <text:list text:style-name="L2">
              <text:list-item>
                <text:p><text:span text:style-name="T4">When light falls on a surface, it can be absorbed, reflected or transmitted.</text:span></text:p>
              </text:list-item>
              <text:list-item>
                <text:p><text:span text:style-name="T4">Some of the incident light is absorbed and converted to heat.</text:span></text:p>
              </text:list-item>
              <text:list-item>
                <text:p><text:span text:style-name="T4">Another portion of light is absorbed and then re-emitted. It is called diffusely reflected or transmitted light. Transmitted light is scattered equally in all directions, so the viewing angle does not matter. The colour of the object is determined by the nature of the transmitted light.</text:span></text:p>
              </text:list-item>
              <text:list-item>
                <text:p><text:span text:style-name="T4">Finally, some of the light is reflected directly from the surface. The characteristics of the reflected light is the same as that of the incident light.</text:span></text:p>
              </text:list-item>
              <text:list-item>
                <text:p><text:span text:style-name="T4">Additionally, an object also receives the light that the surrounding reflects. It is called ambient light.</text:span></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officeooo:annotation svg:x="0cm" svg:y="0cm" svg:width="0.396cm" svg:height="0.496cm">
          <dc:date>2025-05-10T12:04:08</dc:date>
          <text:p>A diagram to illustrate transmission of light.</text:p>
        </officeooo:annotation>
      </draw:page>
      <draw:page draw:name="page4" draw:style-name="dp1" draw:master-page-name="Default" presentation:presentation-page-layout-name="AL2T1">
        <draw:frame presentation:style-name="pr5" draw:text-style-name="P10" draw:layer="layout" svg:width="25.199cm" svg:height="10.404cm" svg:x="1.4cm" svg:y="3.566cm" presentation:class="outline" presentation:user-transformed="true">
          <draw:text-box>
            <text:list text:style-name="L2">
              <text:list-item>
                <text:p text:style-name="P8"><text:span text:style-name="T5">Lambert’s cosine law governs the reflection of light of light from a point source by a perfect </text:span><text:span text:style-name="T5">diffuser. It states that:</text:span></text:p>
                <text:p text:style-name="P9"><text:span text:style-name="T6">I(λ) = I</text:span><text:span text:style-name="T7">L</text:span><text:span text:style-name="T8">(λ) k</text:span><text:span text:style-name="T7">d</text:span><text:span text:style-name="T8">(λ) cos(θ)</text:span></text:p>
              </text:list-item>
              <text:list-item>
                <text:p text:style-name="P8"><text:span text:style-name="T6">I(λ)</text:span><text:span text:style-name="T9"> </text:span><text:span text:style-name="T5">the intensity of reflected light. </text:span><text:span text:style-name="T6">I</text:span><text:span text:style-name="T7">L</text:span><text:span text:style-name="T8">(λ)</text:span><text:span text:style-name="T5"> is the intensity of incident light. </text:span><text:span text:style-name="T6">k</text:span><text:span text:style-name="T7">d</text:span><text:span text:style-name="T8">(λ)</text:span><text:span text:style-name="T5"> is called the </text:span><text:span text:style-name="T5">diffusion function and is a real number value between </text:span><text:span text:style-name="T10">0</text:span><text:span text:style-name="T5"> and </text:span><text:span text:style-name="T10">1</text:span><text:span text:style-name="T5">. </text:span><text:span text:style-name="T6">θ</text:span><text:span text:style-name="T5"> is the angle between incident </text:span><text:span text:style-name="T5">light and normal to the surface and thus lies between </text:span><text:span text:style-name="T10">0</text:span><text:span text:style-name="T5"> and </text:span><text:span text:style-name="T6">π</text:span><text:span text:style-name="T11">/</text:span><text:span text:style-name="T6">2</text:span><text:span text:style-name="T12">.</text:span></text:p>
              </text:list-item>
              <text:list-item>
                <text:p text:style-name="P8"><text:span text:style-name="T13">Adding ambient light and Lambertian contribution, we obtain the final result:</text:span></text:p>
                <text:p text:style-name="P9"><text:span text:style-name="T6">I(λ) = I</text:span><text:span text:style-name="T7">a</text:span><text:span text:style-name="T8">(λ) k</text:span><text:span text:style-name="T7">a</text:span><text:span text:style-name="T8">(λ) + I</text:span><text:span text:style-name="T7">L</text:span><text:span text:style-name="T8">(λ) k</text:span><text:span text:style-name="T7">d</text:span><text:span text:style-name="T8">(λ) cos(θ)</text:span></text:p>
              </text:list-item>
              <text:list-item>
                <text:p text:style-name="P8"><text:span text:style-name="T8">I</text:span><text:span text:style-name="T7">a</text:span><text:span text:style-name="T14">, </text:span><text:span text:style-name="T8">k</text:span><text:span text:style-name="T7">a</text:span><text:span text:style-name="T14"> and </text:span><text:span text:style-name="T8">k</text:span><text:span text:style-name="T7">d</text:span><text:span text:style-name="T14"> are considered constants for simplicity, so the simplified equation becomes:</text:span></text:p>
                <text:p text:style-name="P9"><text:span text:style-name="T8">I(λ) = I</text:span><text:span text:style-name="T7">a</text:span><text:span text:style-name="T8"> k</text:span><text:span text:style-name="T7">a</text:span><text:span text:style-name="T8"> + k</text:span><text:span text:style-name="T7">d</text:span><text:span text:style-name="T8"> I</text:span><text:span text:style-name="T7">L</text:span><text:span text:style-name="T8">(λ) cos(θ)</text:span></text:p>
              </text:list-item>
            </text:list>
          </draw:text-box>
        </draw:frame>
        <draw:frame presentation:style-name="pr3" draw:text-style-name="P11" draw:layer="layout" svg:width="25.199cm" svg:height="2.629cm" svg:x="1.4cm" svg:y="0.628cm" presentation:class="title">
          <draw:text-box>
            <text:p><text:span text:style-name="T15">A simple illumination model</text:span></text:p>
          </draw:text-box>
        </draw:frame>
        <presentation:notes draw:style-name="dp2">
          <draw:page-thumbnail draw:style-name="gr1" draw:layer="layout" svg:width="18.624cm" svg:height="10.476cm" svg:x="1.482cm" svg:y="2.123cm" draw:page-number="4" presentation:class="page"/>
          <draw:frame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ce style:name="Cantarell1" svg:font-family="Cantarell" style:font-pitch="variable"/>
    <style:font-face style:name="Courier Prime" svg:font-family="'Courier Prime'" style:font-pitch="fixed"/>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exMaths Symbols" svg:font-family="'TexMaths Symbols'" style:font-pitch="variable"/>
    <style:font-face style:name="TexMaths Symbols1" svg:font-family="'TexMaths Symbol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0T09:00:36.188815084</meta:creation-date>
    <dc:date>2025-05-10T14:41:38.888190145</dc:date>
    <meta:editing-duration>PT1H47M11S</meta:editing-duration>
    <meta:editing-cycles>10</meta:editing-cycles>
    <meta:generator>LibreOffice/25.2.3.2$Linux_X86_64 LibreOffice_project/520$Build-2</meta:generator>
    <meta:document-statistic meta:object-count="38"/>
  </office:meta>
</office:document-meta>
</file>